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666666" draw:marker-start-width="0.252cm" draw:marker-end-width="0.252cm" draw:fill-color="#ffffff" draw:textarea-horizontal-align="justify" draw:textarea-vertical-align="middle" draw:auto-grow-height="false" fo:min-height="6.116cm" fo:min-width="20.05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Dashed_20__28_var_29_" svg:stroke-width="0.035cm" svg:stroke-color="#666666" draw:marker-start-width="0.252cm" draw:marker-end-width="0.252cm" draw:fill-color="#ffffff" draw:textarea-horizontal-align="justify" draw:textarea-vertical-align="middle" draw:auto-grow-height="false" fo:min-height="3.016cm" fo:min-width="20.066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Dashed_20__28_var_29_" svg:stroke-width="0.035cm" svg:stroke-color="#666666" draw:marker-start-width="0.252cm" draw:marker-end-width="0.252cm" draw:fill-color="#ffffff" draw:textarea-horizontal-align="justify" draw:textarea-vertical-align="middle" draw:auto-grow-height="false" fo:min-height="3.916cm" fo:min-width="20.066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-color="#ffffff" draw:textarea-horizontal-align="justify" draw:textarea-vertical-align="middle" draw:auto-grow-height="false" fo:min-height="0.846cm" fo:min-width="1.706cm" fo:padding-top="0.151cm" fo:padding-bottom="0.151cm" fo:padding-left="0.276cm" fo:padding-right="0.276cm"/>
    </style:style>
    <style:style style:name="gr5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476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1.476cm" fo:padding-top="0.142cm" fo:padding-bottom="0.142cm" fo:padding-left="0.267cm" fo:padding-right="0.267cm"/>
    </style:style>
    <style:style style:name="gr7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766cm" fo:padding-top="0.142cm" fo:padding-bottom="0.142cm" fo:padding-left="0.267cm" fo:padding-right="0.267cm"/>
    </style:style>
    <style:style style:name="gr8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766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ffffff" draw:textarea-horizontal-align="justify" draw:textarea-vertical-align="middle" draw:auto-grow-height="false" fo:min-height="0.646cm" fo:min-width="1.596cm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ffffff" draw:textarea-horizontal-align="justify" draw:textarea-vertical-align="middle" draw:auto-grow-height="false" fo:min-height="0.716cm" fo:min-width="1.476cm" fo:padding-top="0.177cm" fo:padding-bottom="0.177cm" fo:padding-left="0.302cm" fo:padding-right="0.302cm"/>
    </style:style>
    <style:style style:name="gr14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776cm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1.476cm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8cm" fo:min-width="0cm"/>
    </style:style>
    <style:style style:name="gr19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0.876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22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1.766cm" fo:padding-top="0.142cm" fo:padding-bottom="0.142cm" fo:padding-left="0.267cm" fo:padding-right="0.267cm"/>
    </style:style>
    <style:style style:name="gr23" style:family="graphic" style:parent-style-name="objectwithoutfill">
      <style:graphic-properties draw:stroke="dash" draw:stroke-dash="Dashed_20__28_var_29_" draw:marker-start="Arrow" draw:marker-end="Arrow" draw:marker-end-width="0.3cm" draw:fill="none" draw:textarea-vertical-align="middle"/>
    </style:style>
    <style:style style:name="gr2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-color="#ffffff" draw:textarea-horizontal-align="justify" draw:textarea-vertical-align="middle" draw:auto-grow-height="false" fo:min-height="1.016cm" fo:min-width="1.476cm" fo:padding-top="0.151cm" fo:padding-bottom="0.151cm" fo:padding-left="0.276cm" fo:padding-right="0.276cm"/>
    </style:style>
    <style:style style:name="gr27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2pt" fo:font-weight="bold"/>
    </style:style>
    <style:style style:name="P3" style:family="paragraph">
      <loext:graphic-properties draw:fill-color="#ffffff"/>
      <style:paragraph-properties fo:text-align="center"/>
      <style:text-properties fo:font-size="12pt" fo:font-weight="bold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2pt" fo:font-weight="normal"/>
    </style:style>
    <style:style style:name="P8" style:family="paragraph">
      <loext:graphic-properties draw:fill-color="#ffffff"/>
      <style:paragraph-properties fo:text-align="center"/>
      <style:text-properties fo:font-size="12pt" fo:font-weight="normal"/>
    </style:style>
    <style:style style:name="P9" style:family="paragraph">
      <style:text-properties style:font-name="DejaVu Sans" fo:font-size="14pt" fo:font-weight="bold"/>
    </style:style>
    <style:style style:name="P10" style:family="paragraph">
      <loext:graphic-properties draw:fill="none" draw:fill-color="#ffffff"/>
      <style:text-properties style:font-name="DejaVu Sans" fo:font-size="14pt" fo:font-weight="bold"/>
    </style:style>
    <style:style style:name="P11" style:family="paragraph">
      <loext:graphic-properties draw:fill="none" draw:fill-color="#ffffff"/>
      <style:text-properties style:font-name="Courier New" fo:font-weight="bold" style:font-weight-asian="bold" style:font-weight-complex="bold"/>
    </style:style>
    <style:style style:name="T1" style:family="text">
      <style:text-properties style:font-size-asian="16pt" style:font-size-complex="16pt"/>
    </style:style>
    <style:style style:name="T2" style:family="text">
      <style:text-properties style:font-name="Courier New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584cm" svg:height="6.4cm" svg:x="3.326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6cm" svg:height="3.3cm" svg:x="3.31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6cm" svg:height="4.2cm" svg:x="3.31cm" svg:y="14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2.31cm" svg:height="1.2cm" svg:x="5.2cm" svg:y="15.3cm">
          <text:p text:style-name="P2">Voltage</text:p>
          <text:p text:style-name="P2">Regulator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2.01cm" svg:height="1cm" svg:x="5.5cm" svg:y="11.5cm">
          <text:p text:style-name="P4">Load</text:p>
          <text:p text:style-name="P4">Switch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2.01cm" svg:height="1.2cm" svg:x="7.2cm" svg:y="17cm">
          <text:p text:style-name="P4">Battery</text:p>
          <text:p text:style-name="P4">Charger</text:p>
          <draw:enhanced-geometry svg:viewBox="0 0 21600 21600" draw:type="rectangle" draw:enhanced-path="M 0 0 L 21600 0 21600 21600 0 21600 0 0 Z N"/>
        </draw:custom-shape>
        <draw:custom-shape draw:style-name="gr7" draw:text-style-name="P5" xml:id="id19" draw:id="id19" draw:layer="layout" svg:width="2.3cm" svg:height="1cm" svg:x="22.71cm" svg:y="8.9cm">
          <text:p text:style-name="P4">RJ45</text:p>
          <text:p text:style-name="P4">Connector</text:p>
          <draw:enhanced-geometry svg:viewBox="0 0 21600 21600" draw:type="rectangle" draw:enhanced-path="M 0 0 L 21600 0 21600 21600 0 21600 0 0 Z N"/>
        </draw:custom-shape>
        <draw:custom-shape draw:style-name="gr7" draw:text-style-name="P5" xml:id="id17" draw:id="id17" draw:layer="layout" svg:width="2.3cm" svg:height="1cm" svg:x="22.71cm" svg:y="10.6cm">
          <text:p text:style-name="P4">RJ45</text:p>
          <text:p text:style-name="P4">Connector</text:p>
          <draw:enhanced-geometry svg:viewBox="0 0 21600 21600" draw:type="rectangle" draw:enhanced-path="M 0 0 L 21600 0 21600 21600 0 21600 0 0 Z N"/>
        </draw:custom-shape>
        <draw:custom-shape draw:style-name="gr8" draw:text-style-name="P5" xml:id="id1" draw:id="id1" draw:layer="layout" svg:width="2.3cm" svg:height="1cm" svg:x="2.11cm" svg:y="15.4cm">
          <text:p text:style-name="P4">DC In</text:p>
          <text:p text:style-name="P4">Connector</text:p>
          <draw:enhanced-geometry svg:viewBox="0 0 21600 21600" draw:type="rectangle" draw:enhanced-path="M 0 0 L 21600 0 21600 21600 0 21600 0 0 Z N"/>
        </draw:custom-shape>
        <draw:custom-shape draw:style-name="gr9" draw:text-style-name="P3" xml:id="id4" draw:id="id4" draw:layer="layout" svg:width="2.2cm" svg:height="1cm" svg:x="10.815cm" svg:y="17.1cm">
          <text:p text:style-name="P2">Battery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4.41cm" svg:y1="15.9cm" svg:x2="5.2cm" svg:y2="15.9cm" draw:start-shape="id1" draw:start-glue-point="1" draw:end-shape="id2" draw:end-glue-point="3" svg:d="M4410 15900h790" svg:viewBox="0 0 791 1">
          <text:p/>
        </draw:connector>
        <draw:connector draw:style-name="gr11" draw:text-style-name="P6" draw:layer="layout" svg:x1="6.355cm" svg:y1="16.5cm" svg:x2="7.2cm" svg:y2="17.6cm" draw:start-shape="id2" draw:start-glue-point="2" draw:end-shape="id3" svg:d="M6355 16500v1100h845" svg:viewBox="0 0 846 1101">
          <text:p/>
        </draw:connector>
        <draw:connector draw:style-name="gr11" draw:text-style-name="P6" draw:layer="layout" svg:x1="9.21cm" svg:y1="17.6cm" svg:x2="10.815cm" svg:y2="17.6cm" draw:start-shape="id3" draw:start-glue-point="1" draw:end-shape="id4" svg:d="M9210 17600h1605" svg:viewBox="0 0 1606 1">
          <text:p/>
        </draw:connector>
        <draw:connector draw:style-name="gr12" draw:text-style-name="P6" draw:layer="layout" svg:x1="11.915cm" svg:y1="17.1cm" svg:x2="11.915cm" svg:y2="5.6cm" draw:start-shape="id4" draw:start-glue-point="0" draw:end-shape="id5" svg:d="M11915 17100v-11500" svg:viewBox="0 0 1 11501">
          <text:p/>
        </draw:connector>
        <draw:connector draw:style-name="gr11" draw:text-style-name="P6" draw:layer="layout" svg:x1="7.51cm" svg:y1="12cm" svg:x2="8.205cm" svg:y2="17cm" draw:start-shape="id6" draw:start-glue-point="1" draw:end-shape="id3" draw:end-glue-point="0" svg:d="M7510 12000h695v5000" svg:viewBox="0 0 696 5001">
          <text:p/>
        </draw:connector>
        <draw:custom-shape draw:style-name="gr13" draw:text-style-name="P3" xml:id="id5" draw:id="id5" draw:layer="layout" svg:width="2.01cm" svg:height="1cm" svg:x="10.91cm" svg:y="4.6cm">
          <text:p text:style-name="P2">Load</text:p>
          <text:p text:style-name="P2">Switch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2.01cm" svg:height="1cm" svg:x="7.7cm" svg:y="4.6cm">
          <text:p text:style-name="P4">Voltage</text:p>
          <text:p text:style-name="P4">Regulator</text:p>
          <draw:enhanced-geometry svg:viewBox="0 0 21600 21600" draw:type="rectangle" draw:enhanced-path="M 0 0 L 21600 0 21600 21600 0 21600 0 0 Z N"/>
        </draw:custom-shape>
        <draw:custom-shape draw:style-name="gr14" draw:text-style-name="P5" xml:id="id7" draw:id="id7" draw:layer="layout" svg:width="2.31cm" svg:height="1cm" svg:x="2.1cm" svg:y="10.6cm">
          <text:p text:style-name="P4">USB-OTG</text:p>
          <text:p text:style-name="P4">Connector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4.41cm" svg:y1="11.1cm" svg:x2="5.5cm" svg:y2="12cm" draw:start-shape="id7" draw:start-glue-point="1" draw:end-shape="id6" svg:d="M4410 11100h545v900h545" svg:viewBox="0 0 1091 901">
          <text:p/>
        </draw:connector>
        <draw:custom-shape draw:style-name="gr5" draw:text-style-name="P5" draw:layer="layout" svg:width="2.01cm" svg:height="1cm" svg:x="13.3cm" svg:y="11.1cm">
          <text:p text:style-name="P4">Voltage</text:p>
          <text:p text:style-name="P4">Regulator</text:p>
          <draw:enhanced-geometry svg:viewBox="0 0 21600 21600" draw:type="rectangle" draw:enhanced-path="M 0 0 L 21600 0 21600 21600 0 21600 0 0 Z N"/>
        </draw:custom-shape>
        <draw:custom-shape draw:style-name="gr5" draw:text-style-name="P8" xml:id="id13" draw:id="id13" draw:layer="layout" svg:width="2.01cm" svg:height="1cm" svg:x="13.3cm" svg:y="9.9cm">
          <text:p text:style-name="P7">Voltage</text:p>
          <text:p text:style-name="P7">Regulator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2.01cm" svg:height="1cm" svg:x="13.3cm" svg:y="8.7cm">
          <text:p text:style-name="P4">Voltage</text:p>
          <text:p text:style-name="P4">Regulato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01cm" svg:height="1cm" svg:x="13.31cm" svg:y="12.3cm">
          <text:p text:style-name="P4">Voltage</text:p>
          <text:p text:style-name="P4">Regulator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5.31cm" svg:y1="11.6cm" svg:x2="17.81cm" svg:y2="11.6cm">
          <text:p/>
        </draw:line>
        <draw:line draw:style-name="gr10" draw:text-style-name="P6" draw:layer="layout" svg:x1="15.31cm" svg:y1="12.8cm" svg:x2="17.81cm" svg:y2="12.8cm">
          <text:p/>
        </draw:line>
        <draw:custom-shape draw:style-name="gr15" draw:text-style-name="P5" xml:id="id20" draw:id="id20" draw:layer="layout" svg:width="2.01cm" svg:height="1.2cm" svg:x="15.51cm" svg:y="17cm">
          <text:p text:style-name="P4">Battery</text:p>
          <text:p text:style-name="P4">Charger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1.91cm" svg:y1="9.2cm" svg:x2="13.31cm" svg:y2="9.2cm">
          <text:p/>
        </draw:line>
        <draw:line draw:style-name="gr12" draw:text-style-name="P6" draw:layer="layout" svg:x1="11.91cm" svg:y1="10.4cm" svg:x2="13.31cm" svg:y2="10.4cm">
          <text:p/>
        </draw:line>
        <draw:line draw:style-name="gr12" draw:text-style-name="P6" draw:layer="layout" svg:x1="11.91cm" svg:y1="11.6cm" svg:x2="13.31cm" svg:y2="11.6cm">
          <text:p/>
        </draw:line>
        <draw:line draw:style-name="gr12" draw:text-style-name="P6" draw:layer="layout" svg:x1="11.91cm" svg:y1="12.8cm" svg:x2="13.31cm" svg:y2="12.8cm">
          <text:p/>
        </draw:line>
        <draw:custom-shape draw:style-name="gr5" draw:text-style-name="P5" xml:id="id8" draw:id="id8" draw:layer="layout" svg:width="2.01cm" svg:height="1cm" svg:x="8.6cm" svg:y="9.4cm">
          <text:p text:style-name="P4">Voltage</text:p>
          <text:p text:style-name="P4">Regulator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1.91cm" svg:y1="9.9cm" svg:x2="10.61cm" svg:y2="9.9cm">
          <text:p/>
        </draw:line>
        <draw:custom-shape draw:style-name="gr5" draw:text-style-name="P5" xml:id="id9" draw:id="id9" draw:layer="layout" svg:width="2.01cm" svg:height="1cm" svg:x="5.5cm" svg:y="9.4cm">
          <text:p text:style-name="P4">Load</text:p>
          <text:p text:style-name="P4">Switch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draw:type="line" svg:x1="8.6cm" svg:y1="9.9cm" svg:x2="7.51cm" svg:y2="9.9cm" draw:start-shape="id8" draw:start-glue-point="3" draw:end-shape="id9" svg:d="M8600 9900h-1090" svg:viewBox="0 0 1091 1">
          <text:p/>
        </draw:connector>
        <draw:connector draw:style-name="gr11" draw:text-style-name="P6" draw:layer="layout" svg:x1="5.5cm" svg:y1="9.9cm" svg:x2="4.41cm" svg:y2="11.1cm" draw:start-shape="id9" draw:start-glue-point="3" draw:end-shape="id7" svg:d="M5500 9900h-545v1200h-545" svg:viewBox="0 0 1091 1201">
          <text:p/>
        </draw:connector>
        <draw:frame draw:style-name="gr17" draw:text-style-name="P10" draw:layer="layout" svg:width="2.7cm" svg:height="1.1cm" svg:x="8.11cm" svg:y="13.9cm">
          <draw:text-box>
            <text:p text:style-name="P9">VPIN</text:p>
          </draw:text-box>
        </draw:frame>
        <draw:frame draw:style-name="gr18" draw:text-style-name="P10" draw:layer="layout" svg:width="2.7cm" svg:height="0.831cm" svg:x="13.31cm" svg:y="7.6cm">
          <draw:text-box>
            <text:p text:style-name="P9"><text:span text:style-name="T1">VSB3P3</text:span></text:p>
          </draw:text-box>
        </draw:frame>
        <draw:connector draw:style-name="gr11" draw:text-style-name="P6" draw:layer="layout" draw:type="line" svg:x1="10.91cm" svg:y1="5.1cm" svg:x2="9.71cm" svg:y2="5.1cm" draw:start-shape="id5" draw:start-glue-point="3" draw:end-shape="id10" svg:d="M10910 5100h-1200" svg:viewBox="0 0 1201 1">
          <text:p/>
        </draw:connector>
        <draw:custom-shape draw:style-name="gr19" draw:text-style-name="P5" xml:id="id12" draw:id="id12" draw:layer="layout" svg:width="1.41cm" svg:height="1cm" svg:x="15.2cm" svg:y="4.5cm">
          <text:p text:style-name="P4">Load</text:p>
          <draw:enhanced-geometry svg:viewBox="0 0 21600 21600" draw:type="rectangle" draw:enhanced-path="M 0 0 L 21600 0 21600 21600 0 21600 0 0 Z N"/>
        </draw:custom-shape>
        <draw:custom-shape draw:style-name="gr19" draw:text-style-name="P5" xml:id="id14" draw:id="id14" draw:layer="layout" svg:width="1.41cm" svg:height="1cm" svg:x="17.5cm" svg:y="4.5cm">
          <text:p text:style-name="P4">Load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15.31cm" svg:y1="9.2cm" svg:x2="15.905cm" svg:y2="5.5cm" draw:start-shape="id11" draw:start-glue-point="1" draw:end-shape="id12" draw:end-glue-point="2" svg:d="M15310 9200h595v-3700" svg:viewBox="0 0 596 3701">
          <text:p/>
        </draw:connector>
        <draw:connector draw:style-name="gr10" draw:text-style-name="P6" draw:layer="layout" svg:x1="15.31cm" svg:y1="10.4cm" svg:x2="18.205cm" svg:y2="5.5cm" draw:start-shape="id13" draw:start-glue-point="1" draw:end-shape="id14" draw:end-glue-point="2" svg:d="M15310 10400h2895v-4900" svg:viewBox="0 0 2896 4901">
          <text:p/>
        </draw:connector>
        <draw:frame draw:style-name="gr18" draw:text-style-name="P10" draw:layer="layout" svg:width="2.7cm" svg:height="0.831cm" svg:x="15.41cm" svg:y="9.7cm">
          <draw:text-box>
            <text:p text:style-name="P9"><text:span text:style-name="T1">V3P3</text:span></text:p>
          </draw:text-box>
        </draw:frame>
        <draw:frame draw:style-name="gr20" draw:text-style-name="P10" draw:layer="layout" svg:width="2cm" svg:height="0.831cm" svg:x="11.91cm" svg:y="13.9cm">
          <draw:text-box>
            <text:p text:style-name="P9">VSYS</text:p>
          </draw:text-box>
        </draw:frame>
        <draw:custom-shape draw:style-name="gr19" draw:text-style-name="P5" xml:id="id15" draw:id="id15" draw:layer="layout" svg:width="1.41cm" svg:height="1cm" svg:x="16.61cm" svg:y="8.7cm">
          <text:p text:style-name="P4">Load</text:p>
          <draw:enhanced-geometry svg:viewBox="0 0 21600 21600" draw:type="rectangle" draw:enhanced-path="M 0 0 L 21600 0 21600 21600 0 21600 0 0 Z N"/>
        </draw:custom-shape>
        <draw:custom-shape draw:style-name="gr19" draw:text-style-name="P5" xml:id="id16" draw:id="id16" draw:layer="layout" svg:width="1.41cm" svg:height="1cm" svg:x="18.91cm" svg:y="9.9cm">
          <text:p text:style-name="P4">Load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15.31cm" svg:y1="9.2cm" svg:x2="16.61cm" svg:y2="9.2cm" draw:start-shape="id11" draw:start-glue-point="1" draw:end-shape="id15" draw:end-glue-point="3" svg:d="M15310 9200h1300" svg:viewBox="0 0 1301 1">
          <text:p/>
        </draw:connector>
        <draw:connector draw:style-name="gr10" draw:text-style-name="P6" draw:layer="layout" svg:x1="15.31cm" svg:y1="10.4cm" svg:x2="18.91cm" svg:y2="10.4cm" draw:start-shape="id13" draw:start-glue-point="1" draw:end-shape="id16" draw:end-glue-point="3" svg:d="M15310 10400h3600" svg:viewBox="0 0 3601 1">
          <text:p/>
        </draw:connector>
        <draw:frame draw:style-name="gr21" draw:text-style-name="P10" draw:layer="layout" svg:width="2.2cm" svg:height="0.831cm" svg:x="4.91cm" svg:y="10.469cm">
          <draw:text-box>
            <text:p text:style-name="P9">VUSB</text:p>
          </draw:text-box>
        </draw:frame>
        <draw:custom-shape draw:style-name="gr22" draw:text-style-name="P5" xml:id="id18" draw:id="id18" draw:layer="layout" svg:width="2.3cm" svg:height="1.8cm" svg:x="19.91cm" svg:y="16.7cm">
          <draw:glue-point draw:id="4" svg:x="1.086cm" svg:y="-5cm"/>
          <draw:glue-point draw:id="5" svg:x="-1.086cm" svg:y="-5cm"/>
          <text:p text:style-name="P4">PoE</text:p>
          <text:p text:style-name="P4">Mgmt</text:p>
          <draw:enhanced-geometry svg:viewBox="0 0 21600 21600" draw:type="rectangle" draw:enhanced-path="M 0 0 L 21600 0 21600 21600 0 21600 0 0 Z N"/>
        </draw:custom-shape>
        <draw:connector draw:style-name="gr23" draw:text-style-name="P6" draw:layer="layout" svg:x1="22.71cm" svg:y1="11.1cm" svg:x2="21.309cm" svg:y2="16.7cm" draw:start-shape="id17" draw:start-glue-point="3" draw:end-shape="id18" draw:end-glue-point="4" svg:d="M22710 11100h-1401v5600" svg:viewBox="0 0 1402 5601">
          <text:p/>
        </draw:connector>
        <draw:connector draw:style-name="gr23" draw:text-style-name="P6" draw:layer="layout" svg:x1="22.71cm" svg:y1="9.4cm" svg:x2="20.811cm" svg:y2="16.7cm" draw:start-shape="id19" draw:start-glue-point="3" draw:end-shape="id18" draw:end-glue-point="5" svg:d="M22710 9400h-1899v7300" svg:viewBox="0 0 1900 7301">
          <text:p/>
        </draw:connector>
        <draw:connector draw:style-name="gr24" draw:text-style-name="P6" draw:layer="layout" svg:x1="19.91cm" svg:y1="17.6cm" svg:x2="17.52cm" svg:y2="17.6cm" draw:start-shape="id18" draw:start-glue-point="3" draw:end-shape="id20" draw:end-glue-point="1" svg:d="M19910 17600h-2390" svg:viewBox="0 0 2391 1">
          <text:p/>
        </draw:connector>
        <draw:connector draw:style-name="gr24" draw:text-style-name="P6" draw:layer="layout" svg:x1="15.51cm" svg:y1="17.6cm" svg:x2="13.015cm" svg:y2="17.6cm" draw:start-shape="id20" draw:start-glue-point="3" draw:end-shape="id4" draw:end-glue-point="1" svg:d="M15510 17600h-2495" svg:viewBox="0 0 2496 1">
          <text:p/>
        </draw:connector>
        <draw:frame draw:style-name="gr18" draw:text-style-name="P10" draw:layer="layout" svg:width="2.7cm" svg:height="0.831cm" svg:x="15.41cm" svg:y="10.769cm">
          <draw:text-box>
            <text:p text:style-name="P9"><text:span text:style-name="T1">V1P8</text:span></text:p>
          </draw:text-box>
        </draw:frame>
        <draw:frame draw:style-name="gr18" draw:text-style-name="P10" draw:layer="layout" svg:width="2.7cm" svg:height="0.831cm" svg:x="15.41cm" svg:y="12cm">
          <draw:text-box>
            <text:p text:style-name="P9"><text:span text:style-name="T1">VCORE</text:span></text:p>
          </draw:text-box>
        </draw:frame>
        <draw:custom-shape draw:style-name="gr19" draw:text-style-name="P5" draw:layer="layout" svg:width="1.41cm" svg:height="1cm" svg:x="17.81cm" svg:y="11.1cm">
          <text:p text:style-name="P4">Load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41cm" svg:height="1cm" svg:x="17.81cm" svg:y="12.291cm">
          <text:p text:style-name="P4">Load</text:p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2.788cm" svg:height="0.971cm" svg:x="3.61cm" svg:y="3.829cm">
          <draw:text-box>
            <text:p><text:span text:style-name="T2">Branch</text:span></text:p>
          </draw:text-box>
        </draw:frame>
        <draw:frame draw:style-name="gr25" draw:text-style-name="P11" draw:layer="layout" svg:width="2.026cm" svg:height="0.971cm" svg:x="3.51cm" svg:y="7.8cm">
          <draw:text-box>
            <text:p><text:span text:style-name="T2">Root</text:span></text:p>
          </draw:text-box>
        </draw:frame>
        <draw:frame draw:style-name="gr25" draw:text-style-name="P11" draw:layer="layout" svg:width="2.407cm" svg:height="0.971cm" svg:x="3.51cm" svg:y="17.229cm">
          <draw:text-box>
            <text:p><text:span text:style-name="T2">Power</text:span></text:p>
          </draw:text-box>
        </draw:frame>
        <draw:custom-shape draw:style-name="gr26" draw:text-style-name="P5" xml:id="id21" draw:id="id21" draw:layer="layout" svg:width="2.01cm" svg:height="1.3cm" svg:x="8.9cm" svg:y="15cm">
          <draw:glue-point draw:id="4" svg:x="-4.95cm" svg:y="-1.923cm"/>
          <draw:glue-point draw:id="5" svg:x="-4.95cm" svg:y="1.923cm"/>
          <text:p text:style-name="P4">Power</text:p>
          <text:p text:style-name="P4">Switch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6" draw:layer="layout" svg:x1="7.51cm" svg:y1="15.9cm" svg:x2="8.911cm" svg:y2="15.899cm" draw:start-shape="id2" draw:start-glue-point="1" draw:end-shape="id21" draw:end-glue-point="5" svg:d="M7510 15900h695v-1h706" svg:viewBox="0 0 1402 2">
          <text:p/>
        </draw:connector>
        <draw:connector draw:style-name="gr11" draw:text-style-name="P6" draw:layer="layout" draw:line-skew="0.005cm" svg:x1="7.51cm" svg:y1="12cm" svg:x2="8.911cm" svg:y2="15.401cm" draw:start-shape="id6" draw:start-glue-point="1" draw:end-shape="id21" draw:end-glue-point="4" svg:d="M7510 12000h696v3401h705" svg:viewBox="0 0 1402 3402">
          <text:p/>
        </draw:connector>
        <draw:line draw:style-name="gr12" draw:text-style-name="P6" draw:layer="layout" svg:x1="10.91cm" svg:y1="15.6cm" svg:x2="11.91cm" svg:y2="15.6cm">
          <text:p/>
        </draw:line>
        <draw:custom-shape draw:style-name="gr7" draw:text-style-name="P5" xml:id="id22" draw:id="id22" draw:layer="layout" svg:width="2.3cm" svg:height="1cm" svg:x="22.81cm" svg:y="17.1cm">
          <text:p text:style-name="P4">DC In</text:p>
          <text:p text:style-name="P4">Connector</text:p>
          <draw:enhanced-geometry svg:viewBox="0 0 21600 21600" draw:type="rectangle" draw:enhanced-path="M 0 0 L 21600 0 21600 21600 0 21600 0 0 Z N"/>
        </draw:custom-shape>
        <draw:connector draw:style-name="gr24" draw:text-style-name="P6" draw:layer="layout" svg:x1="22.81cm" svg:y1="17.6cm" svg:x2="22.22cm" svg:y2="17.6cm" draw:start-shape="id22" svg:d="M22810 17600h-590" svg:viewBox="0 0 59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21:46:55.820000000</meta:creation-date>
    <dc:date>2017-02-01T07:58:37.754000000</dc:date>
    <meta:editing-duration>PT10M52S</meta:editing-duration>
    <meta:editing-cycles>2</meta:editing-cycles>
    <meta:generator>LibreOffice/5.2.4.2$Windows_x86 LibreOffice_project/3d5603e1122f0f102b62521720ab13a38a4e0eb0</meta:generator>
    <meta:document-statistic meta:object-count="67"/>
  </office:meta>
</office:document-meta>
</file>